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cff1a" officeooo:paragraph-rsid="001cff1a"/>
    </style:style>
    <style:style style:name="P2" style:family="paragraph" style:parent-style-name="Standard">
      <style:text-properties fo:color="#000000" officeooo:rsid="001cff1a" officeooo:paragraph-rsid="001cff1a"/>
    </style:style>
    <style:style style:name="P3" style:family="paragraph" style:parent-style-name="Standard">
      <style:text-properties fo:color="#000000" style:font-name="Consolas" fo:font-size="12pt" officeooo:rsid="001cff1a" officeooo:paragraph-rsid="001cff1a" style:font-size-asian="12pt" style:font-size-complex="12pt"/>
    </style:style>
    <style:style style:name="P4" style:family="paragraph" style:parent-style-name="Standard">
      <style:text-properties fo:color="#000000" style:font-name="Consolas" fo:font-size="12pt" fo:font-weight="bold" officeooo:rsid="0020858b" officeooo:paragraph-rsid="0020858b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4pt" fo:font-weight="bold" officeooo:rsid="001cff1a" officeooo:paragraph-rsid="001cff1a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fo:color="#000000" style:font-name="Segoe UI1" fo:font-size="14pt" fo:font-weight="bold" officeooo:rsid="001cff1a" officeooo:paragraph-rsid="001e9ee3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page"/>
      <style:text-properties fo:color="#000000" style:font-name="Segoe UI1" fo:font-size="14pt" fo:font-weight="bold" officeooo:rsid="0020858b" officeooo:paragraph-rsid="0020858b" style:font-size-asian="14pt" style:font-weight-asian="bold" style:font-size-complex="14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92672" fo:font-size="10pt" fo:font-style="normal" fo:font-weight="normal" style:font-size-asian="10pt" style:font-style-asian="normal" style:font-weight-asian="normal"/>
    </style:style>
    <style:style style:name="T3" style:family="text">
      <style:text-properties fo:color="#f92672" fo:font-style="normal" fo:font-weight="normal" style:font-style-asian="normal" style:font-weight-asian="normal"/>
    </style:style>
    <style:style style:name="T4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5" style:family="text">
      <style:text-properties fo:color="#f8f8f2" fo:font-size="10pt" fo:font-style="normal" fo:font-weight="normal" style:font-size-asian="10pt" style:font-style-asian="normal" style:font-weight-asian="normal"/>
    </style:style>
    <style:style style:name="T6" style:family="text">
      <style:text-properties fo:color="#f8f8f2" fo:font-style="normal" fo:font-weight="normal" style:font-style-asian="normal" style:font-weight-asian="normal"/>
    </style:style>
    <style:style style:name="T7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f0005a" fo:font-size="10pt" fo:font-style="normal" fo:font-weight="normal" style:font-size-asian="10pt" style:font-style-asian="normal" style:font-weight-asian="normal"/>
    </style:style>
    <style:style style:name="T9" style:family="text">
      <style:text-properties fo:color="#f0005a" fo:font-style="normal" fo:font-weight="normal" style:font-style-asian="normal" style:font-weight-asian="normal"/>
    </style:style>
    <style:style style:name="T10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75715e" style:font-name="Cascadia Code" fo:font-size="10pt" fo:font-style="normal" fo:font-weight="bold" style:font-size-asian="10pt" style:font-style-asian="normal" style:font-weight-asian="bold"/>
    </style:style>
    <style:style style:name="T12" style:family="text">
      <style:text-properties fo:color="#75715e" style:font-name="Cascadia Code" fo:font-size="10pt" fo:font-style="normal" style:font-size-asian="10pt" style:font-style-asian="normal"/>
    </style:style>
    <style:style style:name="T13" style:family="text">
      <style:text-properties fo:color="#75715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75715e" fo:font-size="10pt" fo:font-style="normal" style:font-size-asian="10pt" style:font-style-asian="normal"/>
    </style:style>
    <style:style style:name="T15" style:family="text">
      <style:text-properties fo:color="#75715e" fo:font-style="normal" fo:font-weight="normal" style:font-style-asian="normal" style:font-weight-asian="normal"/>
    </style:style>
    <style:style style:name="T16" style:family="text">
      <style:text-properties fo:color="#75715e" fo:font-style="normal" style:font-style-asian="normal"/>
    </style:style>
    <style:style style:name="T17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18" style:family="text">
      <style:text-properties fo:color="#4b85ba" fo:font-size="10pt" fo:font-style="normal" fo:font-weight="normal" style:font-size-asian="10pt" style:font-style-asian="normal" style:font-weight-asian="normal"/>
    </style:style>
    <style:style style:name="T19" style:family="text">
      <style:text-properties fo:color="#4b85ba" fo:font-style="normal" fo:font-weight="normal" style:font-style-asian="normal" style:font-weight-asian="normal"/>
    </style:style>
    <style:style style:name="T20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6e22e" fo:font-size="10pt" fo:font-style="normal" fo:font-weight="normal" style:font-size-asian="10pt" style:font-style-asian="normal" style:font-weight-asian="normal"/>
    </style:style>
    <style:style style:name="T22" style:family="text">
      <style:text-properties fo:color="#a6e22e" fo:font-style="normal" fo:font-weight="normal" style:font-style-asian="normal" style:font-weight-asian="normal"/>
    </style:style>
    <style:style style:name="T23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24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25" style:family="text">
      <style:text-properties fo:color="#fd971f" fo:font-style="italic" fo:font-weight="normal" style:font-style-asian="italic" style:font-weight-asian="normal"/>
    </style:style>
    <style:style style:name="T26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27" style:family="text">
      <style:text-properties fo:color="#fda5ff" style:font-name="Cascadia Code" fo:font-size="10pt" fo:font-style="italic" style:font-size-asian="10pt" style:font-style-asian="italic"/>
    </style:style>
    <style:style style:name="T28" style:family="text">
      <style:text-properties fo:color="#fda5ff" fo:font-size="10pt" fo:font-style="italic" style:font-size-asian="10pt" style:font-style-asian="italic"/>
    </style:style>
    <style:style style:name="T29" style:family="text">
      <style:text-properties fo:color="#fda5ff" fo:font-style="italic" style:font-style-asian="italic"/>
    </style:style>
    <style:style style:name="T30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31" style:family="text">
      <style:text-properties fo:color="#e6db74" fo:font-size="10pt" fo:font-style="normal" fo:font-weight="normal" style:font-size-asian="10pt" style:font-style-asian="normal" style:font-weight-asian="normal"/>
    </style:style>
    <style:style style:name="T32" style:family="text">
      <style:text-properties fo:color="#e6db74" fo:font-style="normal" fo:font-weight="normal" style:font-style-asian="normal" style:font-weight-asian="normal"/>
    </style:style>
    <style:style style:name="T33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34" style:family="text">
      <style:text-properties fo:color="#ae81ff" fo:font-size="10pt" fo:font-style="normal" fo:font-weight="normal" style:font-size-asian="10pt" style:font-style-asian="normal" style:font-weight-asian="normal"/>
    </style:style>
    <style:style style:name="T35" style:family="text">
      <style:text-properties fo:color="#ae81ff" fo:font-style="normal" fo:font-weight="normal" style:font-style-asian="normal" style:font-weight-asian="normal"/>
    </style:style>
    <style:style style:name="T3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7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9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44" style:family="text">
      <style:text-properties style:font-name="Cascadia Code" fo:font-size="10pt" fo:font-style="normal" fo:font-weight="bold" style:font-size-asian="10pt" style:font-style-asian="normal" style:font-weight-asian="bold"/>
    </style:style>
    <style:style style:name="T45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46" style:family="text">
      <style:text-properties style:font-name="Cascadia Code" fo:font-size="10pt" fo:font-style="italic" fo:font-weight="bold" style:font-size-asian="10pt" style:font-style-asian="italic" style:font-weight-asian="bold"/>
    </style:style>
    <style:style style:name="T47" style:family="text">
      <style:text-properties fo:font-size="10pt" fo:font-style="normal" fo:font-weight="normal" style:font-size-asian="10pt" style:font-style-asian="normal" style:font-weight-asian="normal"/>
    </style:style>
    <style:style style:name="T48" style:family="text">
      <style:text-properties fo:font-size="10pt" fo:font-style="normal" fo:font-weight="normal" style:font-size-asian="10pt" style:font-style-asian="normal" style:font-weight-asian="normal"/>
    </style:style>
    <style:style style:name="T49" style:family="text">
      <style:text-properties fo:font-size="10pt" fo:font-style="normal" fo:font-weight="normal" style:font-size-asian="10pt" style:font-style-asian="normal" style:font-weight-asian="normal"/>
    </style:style>
    <style:style style:name="T50" style:family="text">
      <style:text-properties fo:font-size="10pt" fo:font-style="normal" fo:font-weight="normal" style:font-size-asian="10pt" style:font-style-asian="normal" style:font-weight-asian="normal"/>
    </style:style>
    <style:style style:name="T51" style:family="text">
      <style:text-properties fo:font-size="10pt" fo:font-style="normal" fo:font-weight="normal" style:font-size-asian="10pt" style:font-style-asian="normal" style:font-weight-asian="normal"/>
    </style:style>
    <style:style style:name="T52" style:family="text">
      <style:text-properties fo:font-size="10pt" fo:font-style="normal" fo:font-weight="normal" style:font-size-asian="10pt" style:font-style-asian="normal" style:font-weight-asian="normal"/>
    </style:style>
    <style:style style:name="T53" style:family="text">
      <style:text-properties fo:font-size="10pt" fo:font-style="normal" fo:font-weight="normal" style:font-size-asian="10pt" style:font-style-asian="normal" style:font-weight-asian="normal"/>
    </style:style>
    <style:style style:name="T54" style:family="text">
      <style:text-properties fo:font-size="10pt" fo:font-style="italic" fo:font-weight="normal" style:font-size-asian="10pt" style:font-style-asian="italic" style:font-weight-asian="normal"/>
    </style:style>
    <style:style style:name="T55" style:family="text">
      <style:text-properties fo:font-size="10pt" fo:font-style="italic" fo:font-weight="bold" style:font-size-asian="10pt" style:font-style-asian="italic" style:font-weight-asian="bold"/>
    </style:style>
    <style:style style:name="T56" style:family="text">
      <style:text-properties fo:font-style="normal" fo:font-weight="normal" style:font-style-asian="normal" style:font-weight-asian="normal"/>
    </style:style>
    <style:style style:name="T57" style:family="text">
      <style:text-properties fo:font-style="normal" fo:font-weight="normal" style:font-style-asian="normal" style:font-weight-asian="normal"/>
    </style:style>
    <style:style style:name="T58" style:family="text">
      <style:text-properties fo:font-style="normal" fo:font-weight="normal" style:font-style-asian="normal" style:font-weight-asian="normal"/>
    </style:style>
    <style:style style:name="T59" style:family="text">
      <style:text-properties fo:font-style="normal" fo:font-weight="normal" style:font-style-asian="normal" style:font-weight-asian="normal"/>
    </style:style>
    <style:style style:name="T60" style:family="text">
      <style:text-properties fo:font-style="normal" fo:font-weight="normal" style:font-style-asian="normal" style:font-weight-asian="normal"/>
    </style:style>
    <style:style style:name="T61" style:family="text">
      <style:text-properties fo:font-style="normal" fo:font-weight="normal" style:font-style-asian="normal" style:font-weight-asian="normal"/>
    </style:style>
    <style:style style:name="T62" style:family="text">
      <style:text-properties fo:font-style="normal" fo:font-weight="normal" style:font-style-asian="normal" style:font-weight-asian="normal"/>
    </style:style>
    <style:style style:name="T63" style:family="text">
      <style:text-properties fo:font-style="normal" fo:font-weight="normal" style:font-style-asian="normal" style:font-weight-asian="normal"/>
    </style:style>
    <style:style style:name="T64" style:family="text">
      <style:text-properties fo:font-style="normal" style:font-style-asian="normal"/>
    </style:style>
    <style:style style:name="T65" style:family="text">
      <style:text-properties fo:font-style="normal" officeooo:rsid="0020858b" style:font-style-asian="normal"/>
    </style:style>
    <style:style style:name="T66" style:family="text">
      <style:text-properties fo:font-style="normal" style:font-style-asian="normal"/>
    </style:style>
    <style:style style:name="T67" style:family="text">
      <style:text-properties fo:font-style="italic" fo:font-weight="normal" style:font-style-asian="italic" style:font-weight-asian="normal"/>
    </style:style>
    <style:style style:name="T68" style:family="text">
      <style:text-properties fo:font-style="italic" fo:font-weight="bold" style:font-style-asian="italic" style:font-weight-asian="bold"/>
    </style:style>
    <style:style style:name="T69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 1:</text:p>
      <text:p text:style-name="P2"/>
      <text:p text:style-name="P3"><text:span text:style-name="T56">package </text:span><text:span text:style-name="T56">ejercicio1</text:span><text:span text:style-name="T56">;</text:span><text:line-break/><text:line-break/><text:span text:style-name="T56">public class </text:span><text:span text:style-name="T56">Ejercicio1 {</text:span></text:p>
      <text:p text:style-name="P3"><text:line-break/><text:span text:style-name="T56"> <text:s text:c="3"/></text:span><text:span text:style-name="T56">public static void </text:span><text:span text:style-name="T56">main</text:span><text:span text:style-name="T56">(String[] </text:span><text:span text:style-name="T67">args</text:span><text:span text:style-name="T56">) {</text:span><text:line-break/><text:span text:style-name="T56"> <text:s text:c="7"/>System.</text:span><text:span text:style-name="T68">out</text:span><text:span text:style-name="T56">.</text:span><text:span text:style-name="T56">println</text:span><text:span text:style-name="T56">(</text:span><text:span text:style-name="T56">"Bucle For"</text:span><text:span text:style-name="T56">)</text:span><text:span text:style-name="T56">;</text:span><text:line-break/><text:span text:style-name="T56"> <text:s text:c="7"/></text:span><text:span text:style-name="T56">for </text:span><text:span text:style-name="T56">(</text:span><text:span text:style-name="T56">int </text:span><text:span text:style-name="T56">i </text:span><text:span text:style-name="T56">= </text:span><text:span text:style-name="T56">53</text:span><text:span text:style-name="T56">; </text:span><text:span text:style-name="T56">i </text:span><text:span text:style-name="T56">&gt; </text:span><text:span text:style-name="T56">0</text:span><text:span text:style-name="T56">; </text:span><text:span text:style-name="T56">i</text:span><text:span text:style-name="T56">--</text:span><text:span text:style-name="T56">) {</text:span><text:line-break/><text:span text:style-name="T56"> <text:s text:c="11"/></text:span><text:span text:style-name="T56">if </text:span><text:span text:style-name="T56">(i </text:span><text:span text:style-name="T56">% </text:span><text:span text:style-name="T56">2 </text:span><text:span text:style-name="T56">== </text:span><text:span text:style-name="T56">0</text:span><text:span text:style-name="T56">) {</text:span><text:line-break/><text:span text:style-name="T56"> <text:s text:c="15"/></text:span><text:span text:style-name="T56">if </text:span><text:span text:style-name="T56">(i </text:span><text:span text:style-name="T56">&lt; </text:span><text:span text:style-name="T56">52</text:span><text:span text:style-name="T56">) {</text:span><text:line-break/><text:span text:style-name="T56"> <text:s text:c="19"/>System.</text:span><text:span text:style-name="T68">out</text:span><text:span text:style-name="T56">.</text:span><text:span text:style-name="T56">print</text:span><text:span text:style-name="T56">(</text:span><text:span text:style-name="T56">","</text:span><text:span text:style-name="T56">)</text:span><text:span text:style-name="T56">;</text:span><text:line-break/><text:span text:style-name="T56"> <text:s text:c="15"/></text:span><text:span text:style-name="T56">}</text:span><text:line-break/><text:span text:style-name="T56"> <text:s text:c="15"/>System.</text:span><text:span text:style-name="T68">out</text:span><text:span text:style-name="T56">.</text:span><text:span text:style-name="T56">print</text:span><text:span text:style-name="T56">(i)</text:span><text:span text:style-name="T56">;</text:span><text:line-break/><text:span text:style-name="T56"> <text:s text:c="11"/></text:span><text:span text:style-name="T56">}</text:span><text:line-break/><text:span text:style-name="T56"> <text:s text:c="7"/>}</text:span><text:line-break/><text:line-break/><text:span text:style-name="T56"> <text:s text:c="7"/>System.</text:span><text:span text:style-name="T68">out</text:span><text:span text:style-name="T56">.</text:span><text:span text:style-name="T56">println</text:span><text:span text:style-name="T56">(</text:span><text:span text:style-name="T56">"</text:span><text:span text:style-name="T56">\n</text:span><text:span text:style-name="T56">Bucle While"</text:span><text:span text:style-name="T56">)</text:span><text:span text:style-name="T56">;</text:span><text:line-break/><text:span text:style-name="T56"> <text:s text:c="7"/></text:span><text:span text:style-name="T56">int </text:span><text:span text:style-name="T56">j </text:span><text:span text:style-name="T56">= </text:span><text:span text:style-name="T56">53</text:span><text:span text:style-name="T56">;</text:span><text:line-break/><text:span text:style-name="T56"> <text:s text:c="7"/></text:span><text:span text:style-name="T56">while </text:span><text:span text:style-name="T56">(j </text:span><text:span text:style-name="T56">&gt; </text:span><text:span text:style-name="T56">0</text:span><text:span text:style-name="T56">){</text:span><text:line-break/><text:span text:style-name="T56"> <text:s text:c="11"/></text:span><text:span text:style-name="T56">if </text:span><text:span text:style-name="T56">(j </text:span><text:span text:style-name="T56">% </text:span><text:span text:style-name="T56">2 </text:span><text:span text:style-name="T56">== </text:span><text:span text:style-name="T56">0</text:span><text:span text:style-name="T56">) {</text:span><text:line-break/><text:span text:style-name="T56"> <text:s text:c="15"/></text:span><text:span text:style-name="T56">if </text:span><text:span text:style-name="T56">(j </text:span><text:span text:style-name="T56">&lt; </text:span><text:span text:style-name="T56">52</text:span><text:span text:style-name="T56">) {</text:span><text:line-break/><text:span text:style-name="T56"> <text:s text:c="19"/>System.</text:span><text:span text:style-name="T68">out</text:span><text:span text:style-name="T56">.</text:span><text:span text:style-name="T56">print</text:span><text:span text:style-name="T56">(</text:span><text:span text:style-name="T56">","</text:span><text:span text:style-name="T56">)</text:span><text:span text:style-name="T56">;</text:span><text:line-break/><text:span text:style-name="T56"> <text:s text:c="15"/></text:span><text:span text:style-name="T56">}</text:span><text:line-break/><text:span text:style-name="T56"> <text:s text:c="15"/>System.</text:span><text:span text:style-name="T68">out</text:span><text:span text:style-name="T56">.</text:span><text:span text:style-name="T56">print</text:span><text:span text:style-name="T56">(j)</text:span><text:span text:style-name="T56">;</text:span><text:line-break/><text:span text:style-name="T56"> <text:s text:c="11"/></text:span><text:span text:style-name="T56">}</text:span><text:line-break/><text:span text:style-name="T56"> <text:s text:c="11"/>j</text:span><text:span text:style-name="T56">--</text:span><text:span text:style-name="T56">;</text:span><text:line-break/><text:span text:style-name="T56"> <text:s text:c="7"/></text:span><text:span text:style-name="T56">}</text:span><text:line-break/><text:line-break/><text:span text:style-name="T56"> <text:s text:c="7"/>System.</text:span><text:span text:style-name="T68">out</text:span><text:span text:style-name="T56">.</text:span><text:span text:style-name="T56">println</text:span><text:span text:style-name="T56">(</text:span><text:span text:style-name="T56">"</text:span><text:span text:style-name="T56">\n</text:span><text:span text:style-name="T56">Bucle Do-While"</text:span><text:span text:style-name="T56">)</text:span><text:span text:style-name="T56">;</text:span><text:line-break/><text:span text:style-name="T56"> <text:s text:c="7"/></text:span><text:span text:style-name="T56">int </text:span><text:span text:style-name="T56">x </text:span><text:span text:style-name="T56">= </text:span><text:span text:style-name="T56">53</text:span><text:span text:style-name="T56">;</text:span><text:line-break/><text:span text:style-name="T56"> <text:s text:c="7"/></text:span><text:span text:style-name="T56">do</text:span><text:span text:style-name="T56">{</text:span><text:line-break/><text:span text:style-name="T56"> <text:s text:c="11"/></text:span><text:span text:style-name="T56">if </text:span><text:span text:style-name="T56">(x </text:span><text:span text:style-name="T56">% </text:span><text:span text:style-name="T56">2 </text:span><text:span text:style-name="T56">== </text:span><text:span text:style-name="T56">0</text:span><text:span text:style-name="T56">) {</text:span><text:line-break/><text:span text:style-name="T56"> <text:s text:c="15"/></text:span><text:span text:style-name="T56">if </text:span><text:span text:style-name="T56">(x </text:span><text:span text:style-name="T56">&lt; </text:span><text:span text:style-name="T56">52</text:span><text:span text:style-name="T56">) {</text:span><text:line-break/><text:span text:style-name="T56"> <text:s text:c="19"/>System.</text:span><text:span text:style-name="T68">out</text:span><text:span text:style-name="T56">.</text:span><text:span text:style-name="T56">print</text:span><text:span text:style-name="T56">(</text:span><text:span text:style-name="T56">","</text:span><text:span text:style-name="T56">)</text:span><text:span text:style-name="T56">;</text:span><text:line-break/><text:span text:style-name="T56"> <text:s text:c="15"/></text:span><text:span text:style-name="T56">}</text:span><text:line-break/><text:span text:style-name="T56"> <text:s text:c="15"/>System.</text:span><text:span text:style-name="T68">out</text:span><text:span text:style-name="T56">.</text:span><text:span text:style-name="T56">print</text:span><text:span text:style-name="T56">(x)</text:span><text:span text:style-name="T56">;</text:span><text:line-break/><text:span text:style-name="T56"> <text:s text:c="11"/></text:span><text:span text:style-name="T56">}</text:span><text:line-break/><text:span text:style-name="T56"> <text:s text:c="11"/>x</text:span><text:span text:style-name="T56">--</text:span><text:span text:style-name="T56">;</text:span><text:line-break/><text:span text:style-name="T56"> <text:s text:c="7"/></text:span><text:span text:style-name="T56">} </text:span><text:span text:style-name="T56">while </text:span><text:span text:style-name="T56">(x </text:span><text:span text:style-name="T56">&gt; </text:span><text:span text:style-name="T56">0</text:span><text:span text:style-name="T56">)</text:span><text:span text:style-name="T56">;</text:span><text:line-break/><text:span text:style-name="T56"> <text:s text:c="3"/></text:span><text:span text:style-name="T56">}</text:span><text:line-break/><text:span text:style-name="T56">}</text:span></text:p>
      <text:p text:style-name="P2"/>
      <text:p text:style-name="P6"><text:span text:style-name="T64">Ejercicio </text:span><text:span text:style-name="T65">2</text:span><text:span text:style-name="T64">:</text:span></text:p>
      <text:p text:style-name="P2"><text:span text:style-name="T36"/></text:p>
      <text:p text:style-name="P3"><text:span text:style-name="T56">package </text:span><text:span text:style-name="T56">ejercicio2</text:span><text:span text:style-name="T56">;</text:span><text:line-break/><text:line-break/><text:span text:style-name="T56">import </text:span><text:span text:style-name="T56">java.util.Scanner</text:span><text:span text:style-name="T56">;</text:span><text:line-break/><text:line-break/><text:span text:style-name="T56">public class </text:span><text:span text:style-name="T56">Ejercicio2 {</text:span><text:line-break/><text:line-break/><text:span text:style-name="T56"> <text:s text:c="3"/></text:span><text:span text:style-name="T56">public static void </text:span><text:span text:style-name="T56">main</text:span><text:span text:style-name="T56">(String[] </text:span><text:span text:style-name="T67">args</text:span><text:span text:style-name="T56">) {</text:span><text:line-break/><text:span text:style-name="T56"> <text:s text:c="7"/>Scanner keyboard </text:span><text:span text:style-name="T56">= new </text:span><text:span text:style-name="T56">Scanner</text:span><text:span text:style-name="T56">(System.</text:span><text:span text:style-name="T68">in</text:span><text:span text:style-name="T56">)</text:span><text:span text:style-name="T56">;</text:span><text:line-break/><text:span text:style-name="T56"> <text:s text:c="7"/></text:span><text:span text:style-name="T56">int </text:span><text:span text:style-name="T56">num</text:span><text:span text:style-name="T56">;</text:span><text:line-break/><text:line-break/><text:span text:style-name="T56"> <text:s text:c="7"/></text:span><text:span text:style-name="T56">System.</text:span><text:span text:style-name="T68">out</text:span><text:span text:style-name="T56">.</text:span><text:span text:style-name="T56">print</text:span><text:span text:style-name="T56">(</text:span><text:span text:style-name="T56">"Introduce un número entero entre 3 y 10: "</text:span><text:span text:style-name="T56">)</text:span><text:span text:style-name="T56">;</text:span><text:line-break/><text:span text:style-name="T56"> <text:s text:c="7"/></text:span><text:span text:style-name="T56">num </text:span><text:span text:style-name="T56">= </text:span><text:span text:style-name="T56">keyboard.</text:span><text:span text:style-name="T56">nextInt</text:span><text:span text:style-name="T56">()</text:span><text:span text:style-name="T56">;</text:span><text:line-break/><text:line-break/><text:span text:style-name="T56"> <text:s text:c="7"/></text:span><text:span text:style-name="T56">while</text:span><text:span text:style-name="T56">(num </text:span><text:span text:style-name="T56">&lt; </text:span><text:span text:style-name="T56">3 </text:span><text:span text:style-name="T56">|| </text:span><text:span text:style-name="T56">num </text:span><text:span text:style-name="T56">&gt; </text:span><text:span text:style-name="T56">10</text:span><text:span text:style-name="T56">){</text:span><text:line-break/><text:span text:style-name="T56"> <text:s text:c="11"/>System.</text:span><text:span text:style-name="T68">out</text:span><text:span text:style-name="T56">.</text:span><text:span text:style-name="T56">print</text:span><text:span text:style-name="T56">(</text:span><text:span text:style-name="T56">"Número fuera de rango, introduce otro: "</text:span><text:span text:style-name="T56">)</text:span><text:span text:style-name="T56">;</text:span><text:line-break/><text:span text:style-name="T56"> <text:s text:c="11"/></text:span><text:span text:style-name="T56">num </text:span><text:span text:style-name="T56">= </text:span><text:span text:style-name="T56">keyboard.</text:span><text:span text:style-name="T56">nextInt</text:span><text:span text:style-name="T56">()</text:span><text:span text:style-name="T56">;</text:span><text:line-break/><text:span text:style-name="T56"> <text:s text:c="7"/></text:span><text:span text:style-name="T56">}</text:span><text:span text:style-name="T56">;</text:span><text:line-break/><text:line-break/><text:span text:style-name="T56"> <text:s text:c="7"/></text:span><text:span text:style-name="T56">for</text:span><text:span text:style-name="T56">(</text:span><text:span text:style-name="T56">int </text:span><text:span text:style-name="T56">i </text:span><text:span text:style-name="T56">= </text:span><text:span text:style-name="T56">1</text:span><text:span text:style-name="T56">; </text:span><text:span text:style-name="T56">i </text:span><text:span text:style-name="T56">&lt; </text:span><text:span text:style-name="T56">num</text:span><text:span text:style-name="T56">*</text:span><text:span text:style-name="T56">2</text:span><text:span text:style-name="T56">; </text:span><text:span text:style-name="T56">i</text:span><text:span text:style-name="T56">++ </text:span><text:span text:style-name="T56">) {</text:span><text:line-break/><text:span text:style-name="T56"> <text:s text:c="11"/></text:span><text:span text:style-name="T56">if </text:span><text:span text:style-name="T56">(i </text:span><text:span text:style-name="T56">&lt;= </text:span><text:span text:style-name="T56">num) {</text:span><text:line-break/><text:span text:style-name="T56"> <text:s text:c="15"/></text:span><text:span text:style-name="T56">for </text:span><text:span text:style-name="T56">(</text:span><text:span text:style-name="T56">int </text:span><text:span text:style-name="T56">j </text:span><text:span text:style-name="T56">= </text:span><text:span text:style-name="T56">1</text:span><text:span text:style-name="T56">; </text:span><text:span text:style-name="T56">j </text:span><text:span text:style-name="T56">&lt;= </text:span><text:span text:style-name="T56">i</text:span><text:span text:style-name="T56">; </text:span><text:span text:style-name="T56">j</text:span><text:span text:style-name="T56">++</text:span><text:span text:style-name="T56">) {</text:span><text:line-break/><text:span text:style-name="T56"> <text:s text:c="19"/>System.</text:span><text:span text:style-name="T68">out</text:span><text:span text:style-name="T56">.</text:span><text:span text:style-name="T56">print</text:span><text:span text:style-name="T56">(</text:span><text:span text:style-name="T56">"A"</text:span><text:span text:style-name="T56">)</text:span><text:span text:style-name="T56">;</text:span><text:line-break/><text:span text:style-name="T56"> <text:s text:c="15"/></text:span><text:span text:style-name="T56">}</text:span><text:line-break/><text:span text:style-name="T56"> <text:s text:c="11"/>} </text:span><text:span text:style-name="T56">else </text:span><text:span text:style-name="T56">{</text:span><text:line-break/><text:span text:style-name="T56"> <text:s text:c="15"/></text:span><text:span text:style-name="T56">for </text:span><text:span text:style-name="T56">(</text:span><text:span text:style-name="T56">int </text:span><text:span text:style-name="T56">j </text:span><text:span text:style-name="T56">= </text:span><text:span text:style-name="T56">num </text:span><text:span text:style-name="T56">* </text:span><text:span text:style-name="T56">2 </text:span><text:span text:style-name="T56">- </text:span><text:span text:style-name="T56">i</text:span><text:span text:style-name="T56">; </text:span><text:span text:style-name="T56">j </text:span><text:span text:style-name="T56">&gt; </text:span><text:span text:style-name="T56">0</text:span><text:span text:style-name="T56">; </text:span><text:span text:style-name="T56">j</text:span><text:span text:style-name="T56">--</text:span><text:span text:style-name="T56">) {</text:span><text:line-break/><text:span text:style-name="T56"> <text:s text:c="19"/>System.</text:span><text:span text:style-name="T68">out</text:span><text:span text:style-name="T56">.</text:span><text:span text:style-name="T56">print</text:span><text:span text:style-name="T56">(</text:span><text:span text:style-name="T56">"A"</text:span><text:span text:style-name="T56">)</text:span><text:span text:style-name="T56">;</text:span><text:line-break/><text:span text:style-name="T56"> <text:s text:c="15"/></text:span><text:span text:style-name="T56">}</text:span><text:line-break/><text:span text:style-name="T56"> <text:s text:c="11"/>}</text:span><text:line-break/><text:span text:style-name="T56"> <text:s text:c="11"/>System.</text:span><text:span text:style-name="T68">out</text:span><text:span text:style-name="T56">.</text:span><text:span text:style-name="T56">println</text:span><text:span text:style-name="T56">(</text:span><text:span text:style-name="T56">""</text:span><text:span text:style-name="T56">)</text:span><text:span text:style-name="T56">;</text:span><text:line-break/><text:span text:style-name="T56"> <text:s text:c="7"/></text:span><text:span text:style-name="T56">}</text:span><text:line-break/><text:span text:style-name="T56"> <text:s text:c="3"/>}</text:span><text:line-break/><text:span text:style-name="T56">}</text:span></text:p>
      <text:p text:style-name="P3"/>
      <text:p text:style-name="P7">Ejercicio 3:</text:p>
      <text:p text:style-name="P4"><text:line-break/><text:span text:style-name="T56">package </text:span><text:span text:style-name="T56">ejercicio3</text:span><text:span text:style-name="T56">;</text:span><text:line-break/><text:line-break/><text:span text:style-name="T56">import </text:span><text:span text:style-name="T56">java.util.Scanner</text:span><text:span text:style-name="T56">;</text:span><text:line-break/><text:line-break/><text:span text:style-name="T56">public class </text:span><text:span text:style-name="T56">Ejercicio3 {</text:span><text:line-break/><text:line-break/><text:span text:style-name="T56"> <text:s text:c="3"/></text:span><text:span text:style-name="T56">public static void </text:span><text:span text:style-name="T56">main</text:span><text:span text:style-name="T56">(String[] </text:span><text:span text:style-name="T67">args</text:span><text:span text:style-name="T56">)</text:span><text:line-break/><text:span text:style-name="T56"> <text:s text:c="3"/>{</text:span><text:line-break/><text:span text:style-name="T56"> <text:s text:c="7"/>Scanner scanner </text:span><text:span text:style-name="T56">= new </text:span><text:span text:style-name="T56">Scanner</text:span><text:span text:style-name="T56">(System.</text:span><text:span text:style-name="T69">in</text:span><text:span text:style-name="T56">)</text:span><text:span text:style-name="T56">;</text:span><text:line-break/><text:line-break/><text:span text:style-name="T56"> <text:s text:c="7"/></text:span><text:span text:style-name="T56">System.</text:span><text:span text:style-name="T69">out</text:span><text:span text:style-name="T56">.</text:span><text:span text:style-name="T56">println</text:span><text:span text:style-name="T56">(</text:span><text:span text:style-name="T56">"Introduzca un número: "</text:span><text:span text:style-name="T56">)</text:span><text:span text:style-name="T56">;</text:span><text:line-break/><text:line-break/><text:span text:style-name="T56"> <text:s text:c="7"/></text:span><text:span text:style-name="T56">int </text:span><text:span text:style-name="T56">total </text:span><text:span text:style-name="T56">= </text:span><text:span text:style-name="T56">0</text:span><text:span text:style-name="T56">;</text:span><text:line-break/><text:span text:style-name="T56"> <text:s text:c="7"/></text:span><text:span text:style-name="T56">int </text:span><text:span text:style-name="T56">num </text:span><text:span text:style-name="T56">= </text:span><text:span text:style-name="T56">scanner.</text:span><text:span text:style-name="T56">nextInt</text:span><text:span text:style-name="T56">()</text:span><text:span text:style-name="T56">;</text:span><text:line-break/><text:line-break/><text:span text:style-name="T56"> <text:s text:c="7"/></text:span><text:span text:style-name="T56">for</text:span><text:span text:style-name="T56">(</text:span><text:span text:style-name="T56">int </text:span><text:span text:style-name="T56">i </text:span><text:span text:style-name="T56">= </text:span><text:span text:style-name="T56">1</text:span><text:span text:style-name="T56">; </text:span><text:span text:style-name="T56">i </text:span><text:span text:style-name="T56">&lt;= </text:span><text:span text:style-name="T56">num</text:span><text:span text:style-name="T56">; </text:span><text:span text:style-name="T56">i</text:span><text:span text:style-name="T56">++</text:span><text:span text:style-name="T56">){</text:span><text:line-break/><text:span text:style-name="T56"> <text:s text:c="11"/></text:span><text:span text:style-name="T56">if</text:span><text:span text:style-name="T56">(num </text:span><text:span text:style-name="T56">% </text:span><text:span text:style-name="T56">i </text:span><text:span text:style-name="T56">== </text:span><text:span text:style-name="T56">0</text:span><text:span text:style-name="T56">){</text:span><text:line-break/><text:span text:style-name="T56"> <text:s text:c="15"/>total </text:span><text:span text:style-name="T56">+= </text:span><text:span text:style-name="T56">i</text:span><text:span text:style-name="T56">;</text:span><text:line-break/><text:span text:style-name="T56"> <text:s text:c="11"/></text:span><text:span text:style-name="T56">}</text:span><text:line-break/><text:span text:style-name="T56"> <text:s text:c="7"/>}</text:span><text:line-break/><text:line-break/><text:span text:style-name="T56"> <text:s text:c="7"/></text:span><text:span text:style-name="T56">if</text:span><text:span text:style-name="T56">(total </text:span><text:span text:style-name="T56">&gt; </text:span><text:span text:style-name="T56">num</text:span><text:span text:style-name="T56">*</text:span><text:span text:style-name="T56">2</text:span><text:span text:style-name="T56">){</text:span><text:line-break/><text:span text:style-name="T56"> <text:s text:c="11"/>System.</text:span><text:span text:style-name="T69">out</text:span><text:span text:style-name="T56">.</text:span><text:span text:style-name="T56">println</text:span><text:span text:style-name="T56">(</text:span><text:span text:style-name="T56">"El número es abundante"</text:span><text:span text:style-name="T56">)</text:span><text:span text:style-name="T56">;</text:span><text:line-break/><text:span text:style-name="T56"> <text:s text:c="7"/></text:span><text:span text:style-name="T56">} </text:span><text:span text:style-name="T56">else </text:span><text:span text:style-name="T56">{</text:span><text:line-break/><text:span text:style-name="T56"> <text:s text:c="11"/>System.</text:span><text:span text:style-name="T69">out</text:span><text:span text:style-name="T56">.</text:span><text:span text:style-name="T56">println</text:span><text:span text:style-name="T56">(</text:span><text:span text:style-name="T56">"El número no es abundante"</text:span><text:span text:style-name="T56">)</text:span><text:span text:style-name="T56">;</text:span><text:line-break/><text:span text:style-name="T56"> <text:s text:c="7"/></text:span><text:span text:style-name="T56">}</text:span><text:line-break/><text:span text:style-name="T56"> <text:s text:c="3"/>}</text:span><text:line-break/><text:span text:style-name="T56"> <text:s text:c="3"/></text:span><text:line-break/><text:span text:style-name="T56">}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cff1a" officeooo:paragraph-rsid="001cff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 Tarea 2 del Bloque 4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7T18:58:00.781000000</meta:creation-date>
    <dc:date>2019-11-27T19:46:21.498000000</dc:date>
    <meta:editing-duration>PT48M20S</meta:editing-duration>
    <meta:editing-cycles>4</meta:editing-cycles>
    <meta:generator>LibreOffice/6.3.2.2$Windows_X86_64 LibreOffice_project/98b30e735bda24bc04ab42594c85f7fd8be07b9c</meta:generator>
    <meta:document-statistic meta:table-count="0" meta:image-count="0" meta:object-count="0" meta:page-count="3" meta:paragraph-count="8" meta:word-count="285" meta:character-count="2441" meta:non-whitespace-character-count="1353"/>
  </office:meta>
</office:document-meta>
</file>